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.25cm"/>
    </style:style>
    <style:style style:name="co2" style:family="table-column">
      <style:table-column-properties fo:break-before="auto" style:column-width="7.336cm"/>
    </style:style>
    <style:style style:name="co3" style:family="table-column">
      <style:table-column-properties fo:break-before="auto" style:column-width="39.34cm"/>
    </style:style>
    <style:style style:name="co4" style:family="table-column">
      <style:table-column-properties fo:break-before="auto" style:column-width="11.2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4c7dc" fo:border="0.74pt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a933" fo:border="0.74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8f2a1" fo:border="0.74pt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L-liens_imprimeurs_a_corrig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3"/>
        <table:table-row table:style-name="ro1">
          <table:table-cell table:style-name="ce1" office:value-type="string" calcext:value-type="string">
            <text:p>Lien_notice_imprimeur (ne pas modifier)</text:p>
          </table:table-cell>
          <table:table-cell table:style-name="ce1" office:value-type="string" calcext:value-type="string">
            <text:p>champ (ne pas modifier)</text:p>
          </table:table-cell>
          <table:table-cell table:style-name="ce1" office:value-type="string" calcext:value-type="string">
            <text:p>Lien_defecteux (ne pas modifier)</text:p>
          </table:table-cell>
          <table:table-cell table:style-name="ce4" office:value-type="string" calcext:value-type="string">
            <text:p>Lien_valide (modifier ou laisser vide)</text:p>
          </table:table-cell>
          <table:table-cell table:style-name="ce6" table:number-columns-repeated="16380"/>
        </table:table-row>
        <table:table-row table:style-name="ro1">
          <table:table-cell table:style-name="ce2" table:formula="of:=HYPERLINK(&quot;http://elec.enc.sorbonne.fr/imprimeurs/node/24491&quot;; &quot;http://elec.enc.sorbonne.fr/imprimeurs/node/24491&quot;)" office:value-type="string" office:string-value="http://elec.enc.sorbonne.fr/imprimeurs/node/24491" calcext:value-type="string">
            <text:p>http://elec.enc.sorbonne.fr/imprimeurs/node/24491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ark.bnf.fr/ark:/12148/cb30416153k&quot;; &quot;http://ark.bnf.fr/ark:/12148/cb30416153k&quot;)" office:value-type="string" office:string-value="http://ark.bnf.fr/ark:/12148/cb30416153k" calcext:value-type="string">
            <text:p>http://ark.bnf.fr/ark:/12148/cb30416153k</text:p>
          </table:table-cell>
          <table:table-cell table:style-name="ce5" office:value-type="string" calcext:value-type="string">
            <text:p><text:span text:style-name="T1"><text:a xlink:href="https://catalogue.bnf.fr/ark:/12148/cb30416153k" xlink:type="simple">https://catalogue.bnf.fr/ark:/12148/cb30416153k</text:a></text:span></text:p>
          </table:table-cell>
          <table:table-cell table:number-columns-repeated="16380"/>
        </table:table-row>
        <table:table-row table:style-name="ro1">
          <table:table-cell table:style-name="ce2" table:formula="of:=HYPERLINK(&quot;http://elec.enc.sorbonne.fr/imprimeurs/node/23107&quot;; &quot;http://elec.enc.sorbonne.fr/imprimeurs/node/23107&quot;)" office:value-type="string" office:string-value="http://elec.enc.sorbonne.fr/imprimeurs/node/23107" calcext:value-type="string">
            <text:p>http://elec.enc.sorbonne.fr/imprimeurs/node/23107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ark.bnf.fr/ark:/12148/cb415280046&quot;; &quot;http://ark.bnf.fr/ark:/12148/cb415280046&quot;)" office:value-type="string" office:string-value="http://ark.bnf.fr/ark:/12148/cb415280046" calcext:value-type="string">
            <text:p>http://ark.bnf.fr/ark:/12148/cb415280046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7071&quot;; &quot;http://elec.enc.sorbonne.fr/imprimeurs/node/27071&quot;)" office:value-type="string" office:string-value="http://elec.enc.sorbonne.fr/imprimeurs/node/27071" calcext:value-type="string">
            <text:p>http://elec.enc.sorbonne.fr/imprimeurs/node/27071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ark.bnf.fr/ark:/12148/cb393188114&quot;; &quot;http://ark.bnf.fr/ark:/12148/cb393188114&quot;)" office:value-type="string" office:string-value="http://ark.bnf.fr/ark:/12148/cb393188114" calcext:value-type="string">
            <text:p>http://ark.bnf.fr/ark:/12148/cb393188114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2285&quot;; &quot;http://elec.enc.sorbonne.fr/imprimeurs/node/22285&quot;)" office:value-type="string" office:string-value="http://elec.enc.sorbonne.fr/imprimeurs/node/22285" calcext:value-type="string">
            <text:p>http://elec.enc.sorbonne.fr/imprimeurs/node/22285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ark.bnf.fr/ark:/12148/cb36054600v&quot;; &quot;http://ark.bnf.fr/ark:/12148/cb36054600v&quot;)" office:value-type="string" office:string-value="http://ark.bnf.fr/ark:/12148/cb36054600v" calcext:value-type="string">
            <text:p>http://ark.bnf.fr/ark:/12148/cb36054600v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2647&quot;; &quot;http://elec.enc.sorbonne.fr/imprimeurs/node/22647&quot;)" office:value-type="string" office:string-value="http://elec.enc.sorbonne.fr/imprimeurs/node/22647" calcext:value-type="string">
            <text:p>http://elec.enc.sorbonne.fr/imprimeurs/node/22647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ark.bnf.fr/ark:/12148/cb33341803m&quot;; &quot;http://ark.bnf.fr/ark:/12148/cb33341803m&quot;)" office:value-type="string" office:string-value="http://ark.bnf.fr/ark:/12148/cb33341803m" calcext:value-type="string">
            <text:p>http://ark.bnf.fr/ark:/12148/cb33341803m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2548&quot;; &quot;http://elec.enc.sorbonne.fr/imprimeurs/node/22548&quot;)" office:value-type="string" office:string-value="http://elec.enc.sorbonne.fr/imprimeurs/node/22548" calcext:value-type="string">
            <text:p>http://elec.enc.sorbonne.fr/imprimeurs/node/22548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s://www.reseau-canope.fr/musee/collections/fr/museum/mne/pourquoi-donc-grand-papa-n-allons-nous-plus-en-voiture/fb4122ae-0cd1-4fe4-98a9-ed0db525507c&quot;; &quot;https://www.reseau-canope.fr/musee/collections/fr/museum/mne/pourquoi-donc-grand-papa-n-allons-nous-plus-en-voiture/fb4122ae-0cd1-4fe4-98a9-ed0db525507c&quot;)" office:value-type="string" office:string-value="https://www.reseau-canope.fr/musee/collections/fr/museum/mne/pourquoi-donc-grand-papa-n-allons-nous-plus-en-voiture/fb4122ae-0cd1-4fe4-98a9-ed0db525507c" calcext:value-type="string">
            <text:p>https://www.reseau-canope.fr/musee/collections/fr/museum/mne/pourquoi-donc-grand-papa-n-allons-nous-plus-en-voiture/fb4122ae-0cd1-4fe4-98a9-ed0db525507c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1866&quot;; &quot;http://elec.enc.sorbonne.fr/imprimeurs/node/21866&quot;)" office:value-type="string" office:string-value="http://elec.enc.sorbonne.fr/imprimeurs/node/21866" calcext:value-type="string">
            <text:p>http://elec.enc.sorbonne.fr/imprimeurs/node/21866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ark.bnf.fr/ark:/12148/cb32693633w&quot;; &quot;http://ark.bnf.fr/ark:/12148/cb32693633w&quot;)" office:value-type="string" office:string-value="http://ark.bnf.fr/ark:/12148/cb32693633w" calcext:value-type="string">
            <text:p>http://ark.bnf.fr/ark:/12148/cb32693633w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1570&quot;; &quot;http://elec.enc.sorbonne.fr/imprimeurs/node/21570&quot;)" office:value-type="string" office:string-value="http://elec.enc.sorbonne.fr/imprimeurs/node/21570" calcext:value-type="string">
            <text:p>http://elec.enc.sorbonne.fr/imprimeurs/node/21570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catalogue.bnf.fr/ark:/12148/cb34&quot;; &quot;http://catalogue.bnf.fr/ark:/12148/cb34&quot;)" office:value-type="string" office:string-value="http://catalogue.bnf.fr/ark:/12148/cb34" calcext:value-type="string">
            <text:p>http://catalogue.bnf.fr/ark:/12148/cb34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1570&quot;; &quot;http://elec.enc.sorbonne.fr/imprimeurs/node/21570&quot;)" office:value-type="string" office:string-value="http://elec.enc.sorbonne.fr/imprimeurs/node/21570" calcext:value-type="string">
            <text:p>http://elec.enc.sorbonne.fr/imprimeurs/node/21570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https://catalogue.bnf.fr/ark:/12148/cb33406913r&quot;; &quot;http://https://catalogue.bnf.fr/ark:/12148/cb33406913r&quot;)" office:value-type="string" office:string-value="http://https://catalogue.bnf.fr/ark:/12148/cb33406913r" calcext:value-type="string">
            <text:p>http://https://catalogue.bnf.fr/ark:/12148/cb33406913r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1570&quot;; &quot;http://elec.enc.sorbonne.fr/imprimeurs/node/21570&quot;)" office:value-type="string" office:string-value="http://elec.enc.sorbonne.fr/imprimeurs/node/21570" calcext:value-type="string">
            <text:p>http://elec.enc.sorbonne.fr/imprimeurs/node/21570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s://catalogue.bnf.fr/ark:/12148/cb36&quot;; &quot;https://catalogue.bnf.fr/ark:/12148/cb36&quot;)" office:value-type="string" office:string-value="https://catalogue.bnf.fr/ark:/12148/cb36" calcext:value-type="string">
            <text:p>https://catalogue.bnf.fr/ark:/12148/cb36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1602&quot;; &quot;http://elec.enc.sorbonne.fr/imprimeurs/node/21602&quot;)" office:value-type="string" office:string-value="http://elec.enc.sorbonne.fr/imprimeurs/node/21602" calcext:value-type="string">
            <text:p>http://elec.enc.sorbonne.fr/imprimeurs/node/21602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Journal d&quot;; &quot;http://Journal d&quot;)" office:value-type="string" office:string-value="http://Journal d" calcext:value-type="string">
            <text:p>http://Journal d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1933&quot;; &quot;http://elec.enc.sorbonne.fr/imprimeurs/node/21933&quot;)" office:value-type="string" office:string-value="http://elec.enc.sorbonne.fr/imprimeurs/node/21933" calcext:value-type="string">
            <text:p>http://elec.enc.sorbonne.fr/imprimeurs/node/21933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A ma patrie&quot;; &quot;http://A ma patrie&quot;)" office:value-type="string" office:string-value="http://A ma patrie" calcext:value-type="string">
            <text:p>http://A ma patrie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2081&quot;; &quot;http://elec.enc.sorbonne.fr/imprimeurs/node/22081&quot;)" office:value-type="string" office:string-value="http://elec.enc.sorbonne.fr/imprimeurs/node/22081" calcext:value-type="string">
            <text:p>http://elec.enc.sorbonne.fr/imprimeurs/node/22081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bibli.injs-paris.fr/index.php?lvl=more_results&amp;amp;autolevel1=1&quot;; &quot;http://bibli.injs-paris.fr/index.php?lvl=more_results&amp;amp;autolevel1=1&quot;)" office:value-type="string" office:string-value="http://bibli.injs-paris.fr/index.php?lvl=more_results&amp;amp;autolevel1=1" calcext:value-type="string">
            <text:p>http://bibli.injs-paris.fr/index.php?lvl=more_results&amp;amp;autolevel1=1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6031&quot;; &quot;http://elec.enc.sorbonne.fr/imprimeurs/node/26031&quot;)" office:value-type="string" office:string-value="http://elec.enc.sorbonne.fr/imprimeurs/node/26031" calcext:value-type="string">
            <text:p>http://elec.enc.sorbonne.fr/imprimeurs/node/26031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www.charlesfourier.fr/spip.php?article1091&quot;; &quot;http://www.charlesfourier.fr/spip.php?article1091&quot;)" office:value-type="string" office:string-value="http://www.charlesfourier.fr/spip.php?article1091" calcext:value-type="string">
            <text:p>http://www.charlesfourier.fr/spip.php?article1091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6756&quot;; &quot;http://elec.enc.sorbonne.fr/imprimeurs/node/26756&quot;)" office:value-type="string" office:string-value="http://elec.enc.sorbonne.fr/imprimeurs/node/26756" calcext:value-type="string">
            <text:p>http://elec.enc.sorbonne.fr/imprimeurs/node/26756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www.imprimerie.lyon.fr/imprimerie/sections/fr/documentation/somme.typographique&quot;; &quot;http://www.imprimerie.lyon.fr/imprimerie/sections/fr/documentation/somme.typographique&quot;)" office:value-type="string" office:string-value="http://www.imprimerie.lyon.fr/imprimerie/sections/fr/documentation/somme.typographique" calcext:value-type="string">
            <text:p>http://www.imprimerie.lyon.fr/imprimerie/sections/fr/documentation/somme.typographique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6783&quot;; &quot;http://elec.enc.sorbonne.fr/imprimeurs/node/26783&quot;)" office:value-type="string" office:string-value="http://elec.enc.sorbonne.fr/imprimeurs/node/26783" calcext:value-type="string">
            <text:p>http://elec.enc.sorbonne.fr/imprimeurs/node/26783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www.imprimerie.lyon.fr/imprimerie/sections/fr/documentation/somme_typographique&quot;; &quot;http://www.imprimerie.lyon.fr/imprimerie/sections/fr/documentation/somme_typographique&quot;)" office:value-type="string" office:string-value="http://www.imprimerie.lyon.fr/imprimerie/sections/fr/documentation/somme_typographique" calcext:value-type="string">
            <text:p>http://www.imprimerie.lyon.fr/imprimerie/sections/fr/documentation/somme_typographique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6784&quot;; &quot;http://elec.enc.sorbonne.fr/imprimeurs/node/26784&quot;)" office:value-type="string" office:string-value="http://elec.enc.sorbonne.fr/imprimeurs/node/26784" calcext:value-type="string">
            <text:p>http://elec.enc.sorbonne.fr/imprimeurs/node/26784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www.imprimerie.lyon.fr/imprimerie/sections/fr/documentation/somme_typographique&quot;; &quot;http://www.imprimerie.lyon.fr/imprimerie/sections/fr/documentation/somme_typographique&quot;)" office:value-type="string" office:string-value="http://www.imprimerie.lyon.fr/imprimerie/sections/fr/documentation/somme_typographique" calcext:value-type="string">
            <text:p>http://www.imprimerie.lyon.fr/imprimerie/sections/fr/documentation/somme_typographique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6785&quot;; &quot;http://elec.enc.sorbonne.fr/imprimeurs/node/26785&quot;)" office:value-type="string" office:string-value="http://elec.enc.sorbonne.fr/imprimeurs/node/26785" calcext:value-type="string">
            <text:p>http://elec.enc.sorbonne.fr/imprimeurs/node/26785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www.imprimerie.lyon.fr/imprimerie/sections/fr/documentation/somme_typographique&quot;; &quot;http://www.imprimerie.lyon.fr/imprimerie/sections/fr/documentation/somme_typographique&quot;)" office:value-type="string" office:string-value="http://www.imprimerie.lyon.fr/imprimerie/sections/fr/documentation/somme_typographique" calcext:value-type="string">
            <text:p>http://www.imprimerie.lyon.fr/imprimerie/sections/fr/documentation/somme_typographique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6873&quot;; &quot;http://elec.enc.sorbonne.fr/imprimeurs/node/26873&quot;)" office:value-type="string" office:string-value="http://elec.enc.sorbonne.fr/imprimeurs/node/26873" calcext:value-type="string">
            <text:p>http://elec.enc.sorbonne.fr/imprimeurs/node/26873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bm-dijon.fr/Default/doc/SYRACUSE/4562655/recueil-de-tombeaux-dessines-d-apres-nature-au-cimetiere-de-dijon&quot;; &quot;http://bm-dijon.fr/Default/doc/SYRACUSE/4562655/recueil-de-tombeaux-dessines-d-apres-nature-au-cimetiere-de-dijon&quot;)" office:value-type="string" office:string-value="http://bm-dijon.fr/Default/doc/SYRACUSE/4562655/recueil-de-tombeaux-dessines-d-apres-nature-au-cimetiere-de-dijon" calcext:value-type="string">
            <text:p>http://bm-dijon.fr/Default/doc/SYRACUSE/4562655/recueil-de-tombeaux-dessines-d-apres-nature-au-cimetiere-de-dijon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6967&quot;; &quot;http://elec.enc.sorbonne.fr/imprimeurs/node/26967&quot;)" office:value-type="string" office:string-value="http://elec.enc.sorbonne.fr/imprimeurs/node/26967" calcext:value-type="string">
            <text:p>http://elec.enc.sorbonne.fr/imprimeurs/node/26967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ark.bnf.fr/ark:/12148/cb367940305&quot;; &quot;http://ark.bnf.fr/ark:/12148/cb367940305&quot;)" office:value-type="string" office:string-value="http://ark.bnf.fr/ark:/12148/cb367940305" calcext:value-type="string">
            <text:p>http://ark.bnf.fr/ark:/12148/cb367940305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4999&quot;; &quot;http://elec.enc.sorbonne.fr/imprimeurs/node/24999&quot;)" office:value-type="string" office:string-value="http://elec.enc.sorbonne.fr/imprimeurs/node/24999" calcext:value-type="string">
            <text:p>http://elec.enc.sorbonne.fr/imprimeurs/node/24999</text:p>
          </table:table-cell>
          <table:table-cell table:style-name="ce2" office:value-type="string" calcext:value-type="string">
            <text:p>informations personnelles</text:p>
          </table:table-cell>
          <table:table-cell table:style-name="ce2" table:formula="of:=HYPERLINK(&quot;http://ark.bnf.fr/ark:/12148/cb30251909k&quot;; &quot;http://ark.bnf.fr/ark:/12148/cb30251909k&quot;)" office:value-type="string" office:string-value="http://ark.bnf.fr/ark:/12148/cb30251909k" calcext:value-type="string">
            <text:p>http://ark.bnf.fr/ark:/12148/cb30251909k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4495&quot;; &quot;http://elec.enc.sorbonne.fr/imprimeurs/node/24495&quot;)" office:value-type="string" office:string-value="http://elec.enc.sorbonne.fr/imprimeurs/node/24495" calcext:value-type="string">
            <text:p>http://elec.enc.sorbonne.fr/imprimeurs/node/24495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ark.bnf.fr/ark:/12148/cb30416153k&quot;; &quot;http://ark.bnf.fr/ark:/12148/cb30416153k&quot;)" office:value-type="string" office:string-value="http://ark.bnf.fr/ark:/12148/cb30416153k" calcext:value-type="string">
            <text:p>http://ark.bnf.fr/ark:/12148/cb30416153k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4472&quot;; &quot;http://elec.enc.sorbonne.fr/imprimeurs/node/24472&quot;)" office:value-type="string" office:string-value="http://elec.enc.sorbonne.fr/imprimeurs/node/24472" calcext:value-type="string">
            <text:p>http://elec.enc.sorbonne.fr/imprimeurs/node/24472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provence-historique.mmsh.univ-aix.fr/n/1960/Pages/PH-1960-10-041_03.aspx&quot;; &quot;http://provence-historique.mmsh.univ-aix.fr/n/1960/Pages/PH-1960-10-041_03.aspx&quot;)" office:value-type="string" office:string-value="http://provence-historique.mmsh.univ-aix.fr/n/1960/Pages/PH-1960-10-041_03.aspx" calcext:value-type="string">
            <text:p>http://provence-historique.mmsh.univ-aix.fr/n/1960/Pages/PH-1960-10-041_03.aspx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3035&quot;; &quot;http://elec.enc.sorbonne.fr/imprimeurs/node/23035&quot;)" office:value-type="string" office:string-value="http://elec.enc.sorbonne.fr/imprimeurs/node/23035" calcext:value-type="string">
            <text:p>http://elec.enc.sorbonne.fr/imprimeurs/node/23035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ark.bnf.fr/ark:/12148/cb41528196z&quot;; &quot;http://ark.bnf.fr/ark:/12148/cb41528196z&quot;)" office:value-type="string" office:string-value="http://ark.bnf.fr/ark:/12148/cb41528196z" calcext:value-type="string">
            <text:p>http://ark.bnf.fr/ark:/12148/cb41528196z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3236&quot;; &quot;http://elec.enc.sorbonne.fr/imprimeurs/node/23236&quot;)" office:value-type="string" office:string-value="http://elec.enc.sorbonne.fr/imprimeurs/node/23236" calcext:value-type="string">
            <text:p>http://elec.enc.sorbonne.fr/imprimeurs/node/23236</text:p>
          </table:table-cell>
          <table:table-cell table:style-name="ce2" office:value-type="string" calcext:value-type="string">
            <text:p>informations personnelles</text:p>
          </table:table-cell>
          <table:table-cell table:style-name="ce2" table:formula="of:=HYPERLINK(&quot;http://ark.bnf.fr/ark:/12148/cb30474643d&quot;; &quot;http://ark.bnf.fr/ark:/12148/cb30474643d&quot;)" office:value-type="string" office:string-value="http://ark.bnf.fr/ark:/12148/cb30474643d" calcext:value-type="string">
            <text:p>http://ark.bnf.fr/ark:/12148/cb30474643d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2860&quot;; &quot;http://elec.enc.sorbonne.fr/imprimeurs/node/22860&quot;)" office:value-type="string" office:string-value="http://elec.enc.sorbonne.fr/imprimeurs/node/22860" calcext:value-type="string">
            <text:p>http://elec.enc.sorbonne.fr/imprimeurs/node/22860</text:p>
          </table:table-cell>
          <table:table-cell table:style-name="ce2" office:value-type="string" calcext:value-type="string">
            <text:p>informations personnelles</text:p>
          </table:table-cell>
          <table:table-cell table:style-name="ce2" table:formula="of:=HYPERLINK(&quot;http://ark.bnf.fr/ark:/12148/cb311293065&quot;; &quot;http://ark.bnf.fr/ark:/12148/cb311293065&quot;)" office:value-type="string" office:string-value="http://ark.bnf.fr/ark:/12148/cb311293065" calcext:value-type="string">
            <text:p>http://ark.bnf.fr/ark:/12148/cb311293065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2866&quot;; &quot;http://elec.enc.sorbonne.fr/imprimeurs/node/22866&quot;)" office:value-type="string" office:string-value="http://elec.enc.sorbonne.fr/imprimeurs/node/22866" calcext:value-type="string">
            <text:p>http://elec.enc.sorbonne.fr/imprimeurs/node/22866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s://catalogue.bnf.fr/ark:/12148/cb30&quot;; &quot;https://catalogue.bnf.fr/ark:/12148/cb30&quot;)" office:value-type="string" office:string-value="https://catalogue.bnf.fr/ark:/12148/cb30" calcext:value-type="string">
            <text:p>https://catalogue.bnf.fr/ark:/12148/cb30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2977&quot;; &quot;http://elec.enc.sorbonne.fr/imprimeurs/node/22977&quot;)" office:value-type="string" office:string-value="http://elec.enc.sorbonne.fr/imprimeurs/node/22977" calcext:value-type="string">
            <text:p>http://elec.enc.sorbonne.fr/imprimeurs/node/22977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www.cairn.info/revue-d-histoire-moderne-et-contemporaine-2005-1-page-147.htm&quot;; &quot;http://www.cairn.info/revue-d-histoire-moderne-et-contemporaine-2005-1-page-147.htm&quot;)" office:value-type="string" office:string-value="http://www.cairn.info/revue-d-histoire-moderne-et-contemporaine-2005-1-page-147.htm" calcext:value-type="string">
            <text:p>http://www.cairn.info/revue-d-histoire-moderne-et-contemporaine-2005-1-page-147.htm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4468&quot;; &quot;http://elec.enc.sorbonne.fr/imprimeurs/node/24468&quot;)" office:value-type="string" office:string-value="http://elec.enc.sorbonne.fr/imprimeurs/node/24468" calcext:value-type="string">
            <text:p>http://elec.enc.sorbonne.fr/imprimeurs/node/24468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provence-historique.mmsh.univ-aix.fr/n/1960/Pages/PH-1960-10-041_03.aspx&quot;; &quot;http://provence-historique.mmsh.univ-aix.fr/n/1960/Pages/PH-1960-10-041_03.aspx&quot;)" office:value-type="string" office:string-value="http://provence-historique.mmsh.univ-aix.fr/n/1960/Pages/PH-1960-10-041_03.aspx" calcext:value-type="string">
            <text:p>http://provence-historique.mmsh.univ-aix.fr/n/1960/Pages/PH-1960-10-041_03.aspx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4194&quot;; &quot;http://elec.enc.sorbonne.fr/imprimeurs/node/24194&quot;)" office:value-type="string" office:string-value="http://elec.enc.sorbonne.fr/imprimeurs/node/24194" calcext:value-type="string">
            <text:p>http://elec.enc.sorbonne.fr/imprimeurs/node/24194</text:p>
          </table:table-cell>
          <table:table-cell table:style-name="ce2" office:value-type="string" calcext:value-type="string">
            <text:p>informations professionnelles</text:p>
          </table:table-cell>
          <table:table-cell table:style-name="ce2" table:formula="of:=HYPERLINK(&quot;http://ark.bnf.fr/ark:/12148/cb34589163s&quot;; &quot;http://ark.bnf.fr/ark:/12148/cb34589163s&quot;)" office:value-type="string" office:string-value="http://ark.bnf.fr/ark:/12148/cb34589163s" calcext:value-type="string">
            <text:p>http://ark.bnf.fr/ark:/12148/cb34589163s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4467&quot;; &quot;http://elec.enc.sorbonne.fr/imprimeurs/node/24467&quot;)" office:value-type="string" office:string-value="http://elec.enc.sorbonne.fr/imprimeurs/node/24467" calcext:value-type="string">
            <text:p>http://elec.enc.sorbonne.fr/imprimeurs/node/24467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provence-historique.mmsh.univ-aix.fr/n/1960/Pages/PH-1960-10-039_04.aspx&quot;; &quot;http://provence-historique.mmsh.univ-aix.fr/n/1960/Pages/PH-1960-10-039_04.aspx&quot;)" office:value-type="string" office:string-value="http://provence-historique.mmsh.univ-aix.fr/n/1960/Pages/PH-1960-10-039_04.aspx" calcext:value-type="string">
            <text:p>http://provence-historique.mmsh.univ-aix.fr/n/1960/Pages/PH-1960-10-039_04.aspx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3438&quot;; &quot;http://elec.enc.sorbonne.fr/imprimeurs/node/23438&quot;)" office:value-type="string" office:string-value="http://elec.enc.sorbonne.fr/imprimeurs/node/23438" calcext:value-type="string">
            <text:p>http://elec.enc.sorbonne.fr/imprimeurs/node/23438</text:p>
          </table:table-cell>
          <table:table-cell table:style-name="ce2" office:value-type="string" calcext:value-type="string">
            <text:p>bibliographie et sources</text:p>
          </table:table-cell>
          <table:table-cell table:style-name="ce2" table:formula="of:=HYPERLINK(&quot;http://ark.bnf.fr/ark:/12148/cb36054600v&quot;; &quot;http://ark.bnf.fr/ark:/12148/cb36054600v&quot;)" office:value-type="string" office:string-value="http://ark.bnf.fr/ark:/12148/cb36054600v" calcext:value-type="string">
            <text:p>http://ark.bnf.fr/ark:/12148/cb36054600v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table:formula="of:=HYPERLINK(&quot;http://elec.enc.sorbonne.fr/imprimeurs/node/24036&quot;; &quot;http://elec.enc.sorbonne.fr/imprimeurs/node/24036&quot;)" office:value-type="string" office:string-value="http://elec.enc.sorbonne.fr/imprimeurs/node/24036" calcext:value-type="string">
            <text:p>http://elec.enc.sorbonne.fr/imprimeurs/node/24036</text:p>
          </table:table-cell>
          <table:table-cell table:style-name="ce2" office:value-type="string" calcext:value-type="string">
            <text:p>informations personnelles</text:p>
          </table:table-cell>
          <table:table-cell table:style-name="ce2" table:formula="of:=HYPERLINK(&quot;http://gallica.bnf.fr/Search?ArianeWireIndex=index&amp;amp;lang=FR&amp;amp;q=mellinet%2C+camille&amp;amp;x=0&amp;amp;y=0&amp;amp;p=1&amp;amp;f_creator=mellinet%2C+camille+%281795-1843%29&quot;; &quot;http://gallica.bnf.fr/Search?ArianeWireIndex=index&amp;amp;lang=FR&amp;amp;q=mellinet%2C+camille&amp;amp;x=0&amp;amp;y=0&amp;amp;p=1&amp;amp;f_creator=mellinet%2C+camille+%281795-1843%29&quot;)" office:value-type="string" office:string-value="http://gallica.bnf.fr/Search?ArianeWireIndex=index&amp;amp;lang=FR&amp;amp;q=mellinet%2C+camille&amp;amp;x=0&amp;amp;y=0&amp;amp;p=1&amp;amp;f_creator=mellinet%2C+camille+%281795-1843%29" calcext:value-type="string">
            <text:p>http://gallica.bnf.fr/Search?ArianeWireIndex=index&amp;amp;lang=FR&amp;amp;q=mellinet%2C+camille&amp;amp;x=0&amp;amp;y=0&amp;amp;p=1&amp;amp;f_creator=mellinet%2C+camille+%281795-1843%29</text:p>
          </table:table-cell>
          <table:table-cell table:style-name="ce5"/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30T09:45:54.976594614</dc:date>
    <meta:editing-duration>PT6M29S</meta:editing-duration>
    <meta:editing-cycles>1</meta:editing-cycles>
    <meta:generator>LibreOffice/24.2.2.2$MacOSX_X86_64 LibreOffice_project/d56cc158d8a96260b836f100ef4b4ef25d6f1a01</meta:generator>
    <meta:document-statistic meta:table-count="1" meta:cell-count="104" meta:object-count="0"/>
  </office:meta>
</office:document-meta>
</file>